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1B780BB0C659E164893.png" manifest:media-type="image/png"/>
  <manifest:file-entry manifest:full-path="Pictures/10000201000002AE000001B71B9D2DAB310FA12E.png" manifest:media-type="image/png"/>
  <manifest:file-entry manifest:full-path="Pictures/10000201000002AE000001B716F7F8E1D0C39B7D.png" manifest:media-type="image/png"/>
  <manifest:file-entry manifest:full-path="Pictures/10000201000002AE000001B71431AD22C274B240.png" manifest:media-type="image/png"/>
  <manifest:file-entry manifest:full-path="Pictures/10000201000002AE000001B739D19099C5870DA4.png" manifest:media-type="image/png"/>
  <manifest:file-entry manifest:full-path="Pictures/10000201000002AE000001B7C10E2906066FC9F3.png" manifest:media-type="image/png"/>
  <manifest:file-entry manifest:full-path="Pictures/10000000000001A2000000426F1DCBA72A10B9CC.png" manifest:media-type="image/png"/>
  <manifest:file-entry manifest:full-path="Pictures/10000201000002970000018A7F7F43AAC5AAFAD1.png" manifest:media-type="image/png"/>
  <manifest:file-entry manifest:full-path="Pictures/10000000000001A200000042373B6D17D1809E9F.png" manifest:media-type="image/png"/>
  <manifest:file-entry manifest:full-path="Pictures/10000201000002970000018A63D90C083B6B2D78.png" manifest:media-type="image/png"/>
  <manifest:file-entry manifest:full-path="Pictures/10000000000001A20000004205958A44103CA06A.png" manifest:media-type="image/png"/>
  <manifest:file-entry manifest:full-path="Pictures/10000000000001A2000000425D68C4E9BA0AEBD4.png" manifest:media-type="image/png"/>
  <manifest:file-entry manifest:full-path="Pictures/10000000000001A2000000425FD9BB84A3DA8069.png" manifest:media-type="image/png"/>
  <manifest:file-entry manifest:full-path="Pictures/100000000000039E000002D891ADB9D664A72047.bmp" manifest:media-type="image/bmp"/>
  <manifest:file-entry manifest:full-path="Pictures/10000201000002AE000001B7F27F31443716655F.png" manifest:media-type="image/png"/>
  <manifest:file-entry manifest:full-path="Pictures/10000201000002970000018A85E34B0C90BA7522.png" manifest:media-type="image/png"/>
  <manifest:file-entry manifest:full-path="Pictures/10000201000002AE000001B786A013533C46F418.png" manifest:media-type="image/png"/>
  <manifest:file-entry manifest:full-path="Pictures/10000000000001A200000042042CE9E6AE904D18.png" manifest:media-type="image/png"/>
  <manifest:file-entry manifest:full-path="Pictures/10000000000001A2000000428C3183BE92DEF952.png" manifest:media-type="image/png"/>
  <manifest:file-entry manifest:full-path="Pictures/10000201000002970000018AFC032333A8DE3FE4.png" manifest:media-type="image/png"/>
  <manifest:file-entry manifest:full-path="Pictures/10000000000002A50000025F7A1A0CD45CB891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2.5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2.2cm" presentation:class="title">
          <draw:text-box>
            <text:p>Outline</text:p>
          </draw:text-box>
        </draw:frame>
        <draw:frame presentation:style-name="pr2" draw:text-style-name="P1" draw:layer="layout" svg:width="25.199cm" svg:height="12.779cm" svg:x="1.4cm" svg:y="5.821cm" presentation:class="outline" presentation:user-transformed="true">
          <draw:text-box>
            <text:list text:style-name="L2">
              <text:list-header>
                <text:p>Frontend - Example</text:p>
                <text:p>Backend – WebAPI (Example)</text:p>
                <text:p>Backend – DataManager (Structure &amp; Example)</text:p>
                <text:p>Project Organisation</text:p>
                <text:p>Conclusio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373B6D17D1809E9F.png" xlink:type="simple" xlink:show="embed" xlink:actuate="onLoad">
            <text:p/>
          </draw:image>
        </draw:frame>
        <draw:frame draw:style-name="gr2" draw:text-style-name="P3" draw:layer="layout" svg:width="24cm" svg:height="14.27cm" svg:x="3.4cm" svg:y="3.8cm">
          <draw:image xlink:href="Pictures/10000201000002970000018A7F7F43AAC5AAFA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5D68C4E9BA0AEBD4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8cm">
          <draw:image xlink:href="Pictures/10000201000002970000018A85E34B0C90BA75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042CE9E6AE904D18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8cm">
          <draw:image xlink:href="Pictures/10000201000002970000018A63D90C083B6B2D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05958A44103CA06A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8cm">
          <draw:image xlink:href="Pictures/10000201000002970000018AFC032333A8DE3FE4.png" xlink:type="simple" xlink:show="embed" xlink:actuate="onLoad">
            <text:p/>
          </draw:image>
        </draw:frame>
        <draw:frame draw:style-name="gr3" draw:text-style-name="P4" draw:layer="layout" svg:width="8.349cm" svg:height="7.486cm" svg:x="19.651cm" svg:y="6cm">
          <draw:image xlink:href="Pictures/10000000000002A50000025F7A1A0CD45CB89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6F1DCBA72A10B9CC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6F1DCBA72A10B9CC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6F1DCBA72A10B9CC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6F7F8E1D0C39B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5FD9BB84A3DA8069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5FD9BB84A3DA8069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C10E2906066FC9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5FD9BB84A3DA8069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8C3183BE92DEF952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8C3183BE92DEF952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80BB0C659E1648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9E000002D891ADB9D664A7204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rlito" fo:font-size="14pt" style:font-size-asian="14pt" style:font-size-complex="14pt"/>
    </style:style>
    <style:style style:name="MT3" style:family="text">
      <style:text-properties fo:color="#eeeeee" style:font-name="Carlito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Mpr1" draw:layer="backgroundobjects" svg:width="25.199cm" svg:height="3.506cm" svg:x="1.4cm" svg:y="2.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779cm" svg:x="1.4cm" svg:y="5.821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3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4T18:16:02.977543088</dc:date>
    <meta:editing-duration>PT2H8M27S</meta:editing-duration>
    <meta:editing-cycles>37</meta:editing-cycles>
    <meta:generator>LibreOffice/5.1.4.2$Linux_X86_64 LibreOffice_project/10m0$Build-2</meta:generator>
    <meta:document-statistic meta:object-count="75"/>
  </office:meta>
</office:document-meta>
</file>